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e3fe9" officeooo:paragraph-rsid="000e3fe9"/>
    </style:style>
    <style:style style:name="P2" style:family="paragraph" style:parent-style-name="Textkörper_20_Einrückung_20_Organon">
      <style:text-properties fo:font-weight="bold" officeooo:rsid="000e3fe9" officeooo:paragraph-rsid="000e3fe9" style:font-weight-asian="bold" style:font-weight-complex="bold"/>
    </style:style>
    <style:style style:name="P3" style:family="paragraph" style:parent-style-name="Textkörper_20_Einrückung_20_Organon">
      <style:text-properties fo:font-weight="normal" officeooo:rsid="000e3fe9" officeooo:paragraph-rsid="000e3f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9">
        <text:h text:style-name="Heading_20_4" text:outline-level="4">Teile Text (Stapel)</text:h>
        <text:p text:style-name="P1">Mit der Stapelverarbeitung der Funktion „Teile Text“ kann ein Text in mehrere Dateien und Ordner zerlegt werden.</text:p>
        <text:p text:style-name="P1"/>
        <text:p text:style-name="P1">Die <text:span text:style-name="T1">Wortsuche</text:span> teilt den Ausgangstext vor der Fundstelle des gesuchten Wortes.</text:p>
        <text:p text:style-name="P1">Die Wortsuche unterscheidet nicht zwischen Groß- und Kleinschreibung.</text:p>
        <text:p text:style-name="P1"/>
        <text:p text:style-name="P2">Regulärer Ausdruck <text:span text:style-name="T2">entspricht in seiner Funktionsweise der Writer Suche.</text:span></text:p>
        <text:p text:style-name="P2"><text:span text:style-name="T2">Siehe: </text:span><text:a xlink:type="simple" xlink:href="https://wiki.openoffice.org/wiki/Documentation/How_Tos/Regular_Expressions_in_Writer" text:style-name="Internet_20_link" text:visited-style-name="Visited_20_Internet_20_Link"><text:span text:style-name="T2">https://wiki.openoffice.org/wiki/Documentation/How_Tos/Regular_Expressions_in_Writer</text:span></text:a></text:p>
        <text:p text:style-name="P3"/>
        <text:p text:style-name="P2"><text:span text:style-name="T2">Die Option </text:span>Leerzeilen<text:span text:style-name="T2"> teilt den Text bei Vorkommen von Leerzeilen.</text:span></text:p>
        <text:p text:style-name="P3"/>
        <text:p text:style-name="P2"><text:span text:style-name="T2">Werden </text:span>Überschriften<text:span text:style-name="T2"> ausgewählt, wird der Text anhand seiner Überschriften in der Standardformatierung geteilt (Überschrift, Überschrift1, Überschrift2 etc.). </text:span></text:p>
        <text:p text:style-name="P3"/>
        <text:p text:style-name="P2"><text:span text:style-name="T2">Während </text:span>Wortsuche<text:span text:style-name="T2"> und </text:span>Leerzeilen<text:span text:style-name="T2"> Dateien erzeugen, werden </text:span>Überschriften<text:span text:style-name="T2"> als Ordner erstellt. Die Überschriften werden in ihrer Hierarchie in den neu erzeugten Ordnern gespiegelt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08:05:30.844000000</dc:date>
    <meta:editing-duration>P0D</meta:editing-duration>
    <meta:editing-cycles>1</meta:editing-cycles>
    <meta:document-statistic meta:table-count="0" meta:image-count="0" meta:object-count="0" meta:page-count="1" meta:paragraph-count="9" meta:word-count="100" meta:character-count="843" meta:non-whitespace-character-count="751"/>
    <meta:generator>LibreOffice/4.4.5.2$Windows_x86 LibreOffice_project/a22f674fd25a3b6f45bdebf25400ed2adff0ff99</meta:generator>
  </office:meta>
</office:document-meta>
</file>